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7b9b2" officeooo:paragraph-rsid="0027b9b2" style:font-weight-asian="bold" style:font-weight-complex="bold"/>
    </style:style>
    <style:style style:name="P2" style:family="paragraph" style:parent-style-name="Standard">
      <style:text-properties fo:font-weight="bold" officeooo:rsid="0035a512" officeooo:paragraph-rsid="0027b9b2" style:font-weight-asian="bold" style:font-weight-complex="bold"/>
    </style:style>
    <style:style style:name="P3" style:family="paragraph" style:parent-style-name="Standard">
      <style:text-properties fo:font-weight="bold" officeooo:rsid="0035a512" officeooo:paragraph-rsid="00256124" style:font-weight-asian="bold" style:font-weight-complex="bold"/>
    </style:style>
    <style:style style:name="P4" style:family="paragraph" style:parent-style-name="Standard">
      <style:text-properties fo:font-weight="bold" officeooo:rsid="0036911b" officeooo:paragraph-rsid="00256124" style:font-weight-asian="bold" style:font-weight-complex="bold"/>
    </style:style>
    <style:style style:name="P5" style:family="paragraph" style:parent-style-name="Standard">
      <style:text-properties fo:font-weight="bold" officeooo:rsid="00396fee" officeooo:paragraph-rsid="00256124" style:font-weight-asian="bold" style:font-weight-complex="bold"/>
    </style:style>
    <style:style style:name="P6" style:family="paragraph" style:parent-style-name="Standard">
      <style:text-properties fo:font-weight="bold" officeooo:rsid="0033eefc" officeooo:paragraph-rsid="0035ff1b" style:font-weight-asian="bold" style:font-weight-complex="bold"/>
    </style:style>
    <style:style style:name="P7" style:family="paragraph" style:parent-style-name="Standard">
      <style:text-properties fo:font-weight="bold" officeooo:rsid="000d0838" officeooo:paragraph-rsid="002edefa" style:font-weight-asian="bold" style:font-weight-complex="bold"/>
    </style:style>
    <style:style style:name="P8" style:family="paragraph" style:parent-style-name="Standard">
      <style:text-properties fo:font-weight="bold" officeooo:rsid="0038a983" officeooo:paragraph-rsid="0038a983" style:font-weight-asian="bold" style:font-weight-complex="bold"/>
    </style:style>
    <style:style style:name="P9" style:family="paragraph" style:parent-style-name="Standard">
      <style:text-properties fo:font-weight="bold" officeooo:rsid="003cbfee" officeooo:paragraph-rsid="003cbfee" style:font-weight-asian="bold" style:font-weight-complex="bold"/>
    </style:style>
    <style:style style:name="P10" style:family="paragraph" style:parent-style-name="Standard">
      <style:text-properties fo:font-weight="normal" officeooo:rsid="002c3553" officeooo:paragraph-rsid="002c3553" style:font-weight-asian="normal" style:font-weight-complex="normal"/>
    </style:style>
    <style:style style:name="P11" style:family="paragraph" style:parent-style-name="Standard">
      <style:text-properties fo:font-weight="normal" officeooo:rsid="0033eefc" officeooo:paragraph-rsid="0033eefc" style:font-weight-asian="normal" style:font-weight-complex="normal"/>
    </style:style>
    <style:style style:name="P12" style:family="paragraph" style:parent-style-name="Standard">
      <style:text-properties fo:font-weight="normal" officeooo:rsid="00343fdf" officeooo:paragraph-rsid="00343fdf" style:font-weight-asian="normal" style:font-weight-complex="normal"/>
    </style:style>
    <style:style style:name="P13" style:family="paragraph" style:parent-style-name="Standard">
      <style:text-properties fo:font-weight="normal" officeooo:rsid="00399d53" officeooo:paragraph-rsid="00399d53" style:font-weight-asian="normal" style:font-weight-complex="normal"/>
    </style:style>
    <style:style style:name="P14" style:family="paragraph" style:parent-style-name="Standard">
      <style:text-properties fo:font-weight="normal" officeooo:rsid="00399d53" officeooo:paragraph-rsid="003a51d5" style:font-weight-asian="normal" style:font-weight-complex="normal"/>
    </style:style>
    <style:style style:name="P15" style:family="paragraph" style:parent-style-name="Standard">
      <style:text-properties fo:font-weight="normal" officeooo:rsid="003bd2cb" officeooo:paragraph-rsid="003bd2cb" style:font-weight-asian="normal" style:font-weight-complex="normal"/>
    </style:style>
    <style:style style:name="P16" style:family="paragraph" style:parent-style-name="Standard">
      <style:text-properties fo:font-weight="normal" officeooo:rsid="003d6826" officeooo:paragraph-rsid="003d6826" style:font-weight-asian="normal" style:font-weight-complex="normal"/>
    </style:style>
    <style:style style:name="P17" style:family="paragraph" style:parent-style-name="Standard">
      <style:text-properties fo:font-weight="normal" officeooo:rsid="003df123" officeooo:paragraph-rsid="0046c0cc" style:font-weight-asian="normal" style:font-weight-complex="normal"/>
    </style:style>
    <style:style style:name="P18" style:family="paragraph" style:parent-style-name="Standard">
      <style:text-properties fo:font-weight="normal" officeooo:rsid="003ec4cb" officeooo:paragraph-rsid="003ec4cb" style:font-weight-asian="normal" style:font-weight-complex="normal"/>
    </style:style>
    <style:style style:name="P19" style:family="paragraph" style:parent-style-name="Standard">
      <style:text-properties fo:font-weight="normal" officeooo:rsid="003fc34b" officeooo:paragraph-rsid="003fc34b" style:font-weight-asian="normal" style:font-weight-complex="normal"/>
    </style:style>
    <style:style style:name="P20" style:family="paragraph" style:parent-style-name="Standard">
      <style:text-properties fo:font-weight="normal" officeooo:rsid="00410abf" officeooo:paragraph-rsid="00410abf" style:font-weight-asian="normal" style:font-weight-complex="normal"/>
    </style:style>
    <style:style style:name="P21" style:family="paragraph" style:parent-style-name="Standard">
      <style:text-properties fo:font-weight="normal" officeooo:rsid="00440a86" officeooo:paragraph-rsid="00440a86" style:font-weight-asian="normal" style:font-weight-complex="normal"/>
    </style:style>
    <style:style style:name="P22" style:family="paragraph" style:parent-style-name="Standard">
      <style:text-properties fo:font-weight="normal" officeooo:rsid="00440a86" officeooo:paragraph-rsid="0045d4ec" style:font-weight-asian="normal" style:font-weight-complex="normal"/>
    </style:style>
    <style:style style:name="P23" style:family="paragraph" style:parent-style-name="Standard">
      <style:text-properties fo:font-weight="normal" officeooo:rsid="00440a86" officeooo:paragraph-rsid="004a1a32" style:font-weight-asian="normal" style:font-weight-complex="normal"/>
    </style:style>
    <style:style style:name="P24" style:family="paragraph" style:parent-style-name="Standard">
      <style:text-properties fo:font-weight="normal" officeooo:rsid="00440a86" officeooo:paragraph-rsid="004bcdc6" style:font-weight-asian="normal" style:font-weight-complex="normal"/>
    </style:style>
    <style:style style:name="P25" style:family="paragraph" style:parent-style-name="Standard">
      <style:text-properties fo:font-weight="normal" officeooo:rsid="00440a86" officeooo:paragraph-rsid="004d0411" style:font-weight-asian="normal" style:font-weight-complex="normal"/>
    </style:style>
    <style:style style:name="P26" style:family="paragraph" style:parent-style-name="Standard">
      <style:text-properties fo:font-weight="normal" officeooo:rsid="00440a86" officeooo:paragraph-rsid="004e8c3b" style:font-weight-asian="normal" style:font-weight-complex="normal"/>
    </style:style>
    <style:style style:name="P27" style:family="paragraph" style:parent-style-name="Standard">
      <style:text-properties fo:font-weight="normal" officeooo:rsid="0045d4ec" officeooo:paragraph-rsid="0045d4ec" style:font-weight-asian="normal" style:font-weight-complex="normal"/>
    </style:style>
    <style:style style:name="P28" style:family="paragraph" style:parent-style-name="Standard">
      <style:text-properties fo:font-weight="normal" officeooo:rsid="0045d4ec" officeooo:paragraph-rsid="004fba8c" style:font-weight-asian="normal" style:font-weight-complex="normal"/>
    </style:style>
    <style:style style:name="P29" style:family="paragraph" style:parent-style-name="Standard">
      <style:text-properties fo:font-weight="normal" officeooo:rsid="0045d4ec" officeooo:paragraph-rsid="0051541e" style:font-weight-asian="normal" style:font-weight-complex="normal"/>
    </style:style>
    <style:style style:name="P30" style:family="paragraph" style:parent-style-name="Standard">
      <style:text-properties fo:font-weight="normal" officeooo:rsid="0046c0cc" officeooo:paragraph-rsid="0046c0cc" style:font-weight-asian="normal" style:font-weight-complex="normal"/>
    </style:style>
    <style:style style:name="P31" style:family="paragraph" style:parent-style-name="Standard">
      <style:text-properties fo:font-weight="normal" officeooo:rsid="0047534d" officeooo:paragraph-rsid="0047534d" style:font-weight-asian="normal" style:font-weight-complex="normal"/>
    </style:style>
    <style:style style:name="P32" style:family="paragraph" style:parent-style-name="Standard">
      <style:text-properties officeooo:rsid="002882ea" officeooo:paragraph-rsid="002882ea"/>
    </style:style>
    <style:style style:name="P33" style:family="paragraph" style:parent-style-name="Standard">
      <style:text-properties officeooo:rsid="000d54d7" officeooo:paragraph-rsid="002b062f"/>
    </style:style>
    <style:style style:name="P34" style:family="paragraph" style:parent-style-name="Standard">
      <style:text-properties officeooo:rsid="000d54d7" officeooo:paragraph-rsid="00198e3b"/>
    </style:style>
    <style:style style:name="P35" style:family="paragraph" style:parent-style-name="Standard">
      <style:text-properties officeooo:rsid="000d54d7" officeooo:paragraph-rsid="000d54d7"/>
    </style:style>
    <style:style style:name="P36" style:family="paragraph" style:parent-style-name="Standard">
      <style:text-properties officeooo:rsid="000d54d7" officeooo:paragraph-rsid="0010c525"/>
    </style:style>
    <style:style style:name="P37" style:family="paragraph" style:parent-style-name="Standard">
      <style:text-properties officeooo:rsid="000d0838" officeooo:paragraph-rsid="00136f5a"/>
    </style:style>
    <style:style style:name="P38" style:family="paragraph" style:parent-style-name="Standard">
      <style:text-properties officeooo:rsid="000d0838" officeooo:paragraph-rsid="002edefa"/>
    </style:style>
    <style:style style:name="P39" style:family="paragraph" style:parent-style-name="Standard">
      <style:text-properties officeooo:rsid="000d0838" officeooo:paragraph-rsid="000eee0d"/>
    </style:style>
    <style:style style:name="P40" style:family="paragraph" style:parent-style-name="Standard">
      <style:text-properties officeooo:rsid="000d0838" officeooo:paragraph-rsid="000d0838"/>
    </style:style>
    <style:style style:name="P41" style:family="paragraph" style:parent-style-name="Standard">
      <style:text-properties officeooo:rsid="000d0838" officeooo:paragraph-rsid="00198e3b"/>
    </style:style>
    <style:style style:name="P42" style:family="paragraph" style:parent-style-name="Standard">
      <style:text-properties officeooo:rsid="002edefa" officeooo:paragraph-rsid="002edefa"/>
    </style:style>
    <style:style style:name="P43" style:family="paragraph" style:parent-style-name="Standard">
      <style:text-properties officeooo:rsid="002edefa" officeooo:paragraph-rsid="0015442a" fo:background-color="#ffff00"/>
    </style:style>
    <style:style style:name="P44" style:family="paragraph" style:parent-style-name="Standard">
      <style:text-properties officeooo:rsid="002edefa" officeooo:paragraph-rsid="002edefa" fo:background-color="#ffff00"/>
    </style:style>
    <style:style style:name="P45" style:family="paragraph" style:parent-style-name="Standard">
      <style:text-properties officeooo:rsid="0015442a" officeooo:paragraph-rsid="0015442a" fo:background-color="#ffff00"/>
    </style:style>
    <style:style style:name="P46" style:family="paragraph" style:parent-style-name="Standard">
      <style:text-properties officeooo:rsid="0015442a" officeooo:paragraph-rsid="0015442a"/>
    </style:style>
    <style:style style:name="P47" style:family="paragraph" style:parent-style-name="Standard">
      <style:text-properties officeooo:rsid="00304672" officeooo:paragraph-rsid="00304672"/>
    </style:style>
    <style:style style:name="P48" style:family="paragraph" style:parent-style-name="Standard">
      <style:text-properties style:text-line-through-style="solid" style:text-line-through-type="single" officeooo:rsid="0015442a" officeooo:paragraph-rsid="0015442a" fo:background-color="#ffff00"/>
    </style:style>
    <style:style style:name="P49" style:family="paragraph" style:parent-style-name="Standard">
      <style:text-properties style:text-line-through-style="solid" style:text-line-through-type="single" officeooo:rsid="0015442a" officeooo:paragraph-rsid="0015442a"/>
    </style:style>
    <style:style style:name="P50" style:family="paragraph" style:parent-style-name="Standard">
      <style:text-properties style:text-line-through-style="solid" style:text-line-through-type="single" officeooo:rsid="00136f5a" officeooo:paragraph-rsid="0015442a"/>
    </style:style>
    <style:style style:name="P51" style:family="paragraph" style:parent-style-name="Standard">
      <style:text-properties style:text-line-through-style="solid" style:text-line-through-type="single" officeooo:rsid="000d0838" officeooo:paragraph-rsid="000d0838"/>
    </style:style>
    <style:style style:name="P52" style:family="paragraph" style:parent-style-name="Standard">
      <style:text-properties officeooo:rsid="00325f59" officeooo:paragraph-rsid="00325f59"/>
    </style:style>
    <style:style style:name="P53" style:family="paragraph" style:parent-style-name="Standard">
      <style:text-properties officeooo:rsid="001d5b7c" officeooo:paragraph-rsid="001d5b7c"/>
    </style:style>
    <style:style style:name="P54" style:family="paragraph" style:parent-style-name="Standard">
      <style:text-properties officeooo:rsid="00136f5a" officeooo:paragraph-rsid="00136f5a"/>
    </style:style>
    <style:style style:name="P55" style:family="paragraph" style:parent-style-name="Standard">
      <style:text-properties officeooo:rsid="000eee0d" officeooo:paragraph-rsid="000eee0d"/>
    </style:style>
    <style:style style:name="P56" style:family="paragraph" style:parent-style-name="Standard">
      <style:text-properties officeooo:rsid="000eee0d" officeooo:paragraph-rsid="00198e3b"/>
    </style:style>
    <style:style style:name="P57" style:family="paragraph" style:parent-style-name="Standard">
      <style:text-properties officeooo:rsid="000eee0d" officeooo:paragraph-rsid="000d54d7"/>
    </style:style>
    <style:style style:name="P58" style:family="paragraph" style:parent-style-name="Standard">
      <style:text-properties officeooo:rsid="0026eec7" officeooo:paragraph-rsid="0026eec7"/>
    </style:style>
    <style:style style:name="P59" style:family="paragraph" style:parent-style-name="Standard">
      <style:text-properties officeooo:rsid="0027b9b2" officeooo:paragraph-rsid="0027b9b2"/>
    </style:style>
    <style:style style:name="P60" style:family="paragraph" style:parent-style-name="Standard">
      <style:text-properties officeooo:rsid="001226f3" officeooo:paragraph-rsid="001226f3"/>
    </style:style>
    <style:style style:name="P61" style:family="paragraph" style:parent-style-name="Standard">
      <style:text-properties officeooo:rsid="0037dae0" officeooo:paragraph-rsid="0037dae0"/>
    </style:style>
    <style:style style:name="P62" style:family="paragraph" style:parent-style-name="Standard">
      <style:text-properties fo:font-weight="bold" officeooo:rsid="004d0411" officeooo:paragraph-rsid="004d0411" style:font-weight-asian="bold" style:font-weight-complex="bold"/>
    </style:style>
    <style:style style:name="P63" style:family="paragraph" style:parent-style-name="Standard">
      <style:text-properties fo:font-weight="normal" officeooo:rsid="003ec4cb" officeooo:paragraph-rsid="003ec4cb" style:font-weight-asian="normal" style:font-weight-complex="normal"/>
    </style:style>
    <style:style style:name="P64" style:family="paragraph" style:parent-style-name="Standard">
      <style:text-properties fo:font-weight="normal" officeooo:rsid="005a03d4" officeooo:paragraph-rsid="005a03d4" style:font-weight-asian="normal" style:font-weight-complex="normal"/>
    </style:style>
    <style:style style:name="P65" style:family="paragraph" style:parent-style-name="Standard">
      <style:text-properties fo:font-weight="normal" officeooo:rsid="005aa351" officeooo:paragraph-rsid="005aa351" style:font-weight-asian="normal" style:font-weight-complex="normal"/>
    </style:style>
    <style:style style:name="P66" style:family="paragraph" style:parent-style-name="Standard">
      <style:text-properties fo:font-weight="normal" officeooo:rsid="005aa351" officeooo:paragraph-rsid="005cfbf7" style:font-weight-asian="normal" style:font-weight-complex="normal"/>
    </style:style>
    <style:style style:name="P67" style:family="paragraph" style:parent-style-name="Standard">
      <style:text-properties fo:font-weight="normal" officeooo:rsid="005ec82f" officeooo:paragraph-rsid="005ec82f" style:font-weight-asian="normal" style:font-weight-complex="normal"/>
    </style:style>
    <style:style style:name="P68" style:family="paragraph" style:parent-style-name="Standard">
      <style:text-properties fo:font-weight="normal" officeooo:rsid="005ec82f" officeooo:paragraph-rsid="005f725c" style:font-weight-asian="normal" style:font-weight-complex="normal"/>
    </style:style>
    <style:style style:name="P69" style:family="paragraph" style:parent-style-name="Standard">
      <style:text-properties fo:font-weight="normal" officeooo:rsid="005ec82f" officeooo:paragraph-rsid="0062ee9c" style:font-weight-asian="normal" style:font-weight-complex="normal"/>
    </style:style>
    <style:style style:name="P70" style:family="paragraph" style:parent-style-name="Standard">
      <style:text-properties fo:font-weight="normal" officeooo:rsid="00614fb6" officeooo:paragraph-rsid="00614fb6" style:font-weight-asian="normal" style:font-weight-complex="normal"/>
    </style:style>
    <style:style style:name="P71" style:family="paragraph" style:parent-style-name="Standard">
      <style:text-properties fo:font-weight="normal" officeooo:rsid="00614fb6" officeooo:paragraph-rsid="0062ee9c" style:font-weight-asian="normal" style:font-weight-complex="normal"/>
    </style:style>
    <style:style style:name="T1" style:family="text">
      <style:text-properties officeooo:rsid="000eee0d"/>
    </style:style>
    <style:style style:name="T2" style:family="text">
      <style:text-properties officeooo:rsid="0010c525"/>
    </style:style>
    <style:style style:name="T3" style:family="text">
      <style:text-properties officeooo:rsid="0015442a"/>
    </style:style>
    <style:style style:name="T4" style:family="text">
      <style:text-properties officeooo:rsid="00166dff"/>
    </style:style>
    <style:style style:name="T5" style:family="text">
      <style:text-properties officeooo:rsid="001b2ea0"/>
    </style:style>
    <style:style style:name="T6" style:family="text">
      <style:text-properties officeooo:rsid="001d5b7c"/>
    </style:style>
    <style:style style:name="T7" style:family="text">
      <style:text-properties officeooo:rsid="00396fee"/>
    </style:style>
    <style:style style:name="T8" style:family="text">
      <style:text-properties officeooo:rsid="0037ac6e"/>
    </style:style>
    <style:style style:name="T9" style:family="text">
      <style:text-properties officeooo:rsid="003e6d73"/>
    </style:style>
    <style:style style:name="T10" style:family="text">
      <style:text-properties officeooo:rsid="0025851f"/>
    </style:style>
    <style:style style:name="T11" style:family="text">
      <style:text-properties officeooo:rsid="0026eec7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0d54d7"/>
    </style:style>
    <style:style style:name="T14" style:family="text">
      <style:text-properties style:text-line-through-style="solid" style:text-line-through-type="single" fo:font-weight="bold" officeooo:rsid="000d54d7" style:font-weight-asian="bold" style:font-weight-complex="bold"/>
    </style:style>
    <style:style style:name="T15" style:family="text">
      <style:text-properties officeooo:rsid="0027b9b2"/>
    </style:style>
    <style:style style:name="T16" style:family="text">
      <style:text-properties officeooo:rsid="002a192e"/>
    </style:style>
    <style:style style:name="T17" style:family="text">
      <style:text-properties officeooo:rsid="002a9cd1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eee0d" style:font-weight-asian="bold" style:font-weight-complex="bold"/>
    </style:style>
    <style:style style:name="T20" style:family="text">
      <style:text-properties fo:font-weight="bold" officeooo:rsid="003a51d5" style:font-weight-asian="bold" style:font-weight-complex="bold"/>
    </style:style>
    <style:style style:name="T21" style:family="text">
      <style:text-properties fo:font-weight="bold" officeooo:rsid="003bd2cb" style:font-weight-asian="bold" style:font-weight-complex="bold"/>
    </style:style>
    <style:style style:name="T22" style:family="text">
      <style:text-properties fo:font-weight="bold" officeooo:rsid="0045d4ec" style:font-weight-asian="bold" style:font-weight-complex="bold"/>
    </style:style>
    <style:style style:name="T23" style:family="text">
      <style:text-properties fo:font-weight="bold" officeooo:rsid="004a1a32" style:font-weight-asian="bold" style:font-weight-complex="bold"/>
    </style:style>
    <style:style style:name="T24" style:family="text">
      <style:text-properties fo:font-weight="bold" officeooo:rsid="004bcdc6" style:font-weight-asian="bold" style:font-weight-complex="bold"/>
    </style:style>
    <style:style style:name="T25" style:family="text">
      <style:text-properties fo:font-weight="bold" officeooo:rsid="004d0411" style:font-weight-asian="bold" style:font-weight-complex="bold"/>
    </style:style>
    <style:style style:name="T26" style:family="text">
      <style:text-properties fo:font-weight="bold" officeooo:rsid="003df123" style:font-weight-asian="bold" style:font-weight-complex="bold"/>
    </style:style>
    <style:style style:name="T27" style:family="text">
      <style:text-properties fo:font-weight="bold" officeooo:rsid="005bfc29" style:font-weight-asian="bold" style:font-weight-complex="bold"/>
    </style:style>
    <style:style style:name="T28" style:family="text">
      <style:text-properties officeooo:rsid="002dd374"/>
    </style:style>
    <style:style style:name="T29" style:family="text">
      <style:text-properties officeooo:rsid="002edefa"/>
    </style:style>
    <style:style style:name="T30" style:family="text">
      <style:text-properties officeooo:rsid="002f72fb"/>
    </style:style>
    <style:style style:name="T31" style:family="text">
      <style:text-properties officeooo:rsid="00304672"/>
    </style:style>
    <style:style style:name="T32" style:family="text">
      <style:text-properties officeooo:rsid="0031a543"/>
    </style:style>
    <style:style style:name="T33" style:family="text">
      <style:text-properties fo:font-weight="normal" officeooo:rsid="00343fdf" style:font-weight-asian="normal" style:font-weight-complex="normal"/>
    </style:style>
    <style:style style:name="T34" style:family="text">
      <style:text-properties fo:font-weight="normal" officeooo:rsid="0035ff1b" style:font-weight-asian="normal" style:font-weight-complex="normal"/>
    </style:style>
    <style:style style:name="T35" style:family="text">
      <style:text-properties officeooo:rsid="0037dae0"/>
    </style:style>
    <style:style style:name="T36" style:family="text">
      <style:text-properties officeooo:rsid="003a51d5"/>
    </style:style>
    <style:style style:name="T37" style:family="text">
      <style:text-properties officeooo:rsid="003bd2cb"/>
    </style:style>
    <style:style style:name="T38" style:family="text">
      <style:text-properties officeooo:rsid="003cb032"/>
    </style:style>
    <style:style style:name="T39" style:family="text">
      <style:text-properties officeooo:rsid="003df123"/>
    </style:style>
    <style:style style:name="T40" style:family="text">
      <style:text-properties officeooo:rsid="003fc34b"/>
    </style:style>
    <style:style style:name="T41" style:family="text">
      <style:text-properties officeooo:rsid="00440a86"/>
    </style:style>
    <style:style style:name="T42" style:family="text">
      <style:text-properties officeooo:rsid="0045d4ec"/>
    </style:style>
    <style:style style:name="T43" style:family="text">
      <style:text-properties officeooo:rsid="0051541e"/>
    </style:style>
    <style:style style:name="T44" style:family="text">
      <style:text-properties officeooo:rsid="0053f32f"/>
    </style:style>
    <style:style style:name="T45" style:family="text">
      <style:text-properties officeooo:rsid="005bfc29"/>
    </style:style>
    <style:style style:name="T46" style:family="text">
      <style:text-properties officeooo:rsid="005cfbf7"/>
    </style:style>
    <style:style style:name="T47" style:family="text">
      <style:text-properties officeooo:rsid="005f725c"/>
    </style:style>
    <style:style style:name="T48" style:family="text">
      <style:text-properties officeooo:rsid="00614fb6"/>
    </style:style>
    <style:style style:name="T49" style:family="text">
      <style:text-properties officeooo:rsid="0062ee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K value in knn:</text:p>
      <text:p text:style-name="P65"/>
      <text:p text:style-name="P69">f1_micro </text:p>
      <text:p text:style-name="P69"/>
      <text:p text:style-name="P69"><text:span text:style-name="T48">(full set)</text:span> [ 0.66410957, <text:s/>0.66685655, <text:s/>0.66502523, <text:s/>0.66742857, <text:s/>0.65872498,</text:p>
      <text:p text:style-name="P67"><text:s text:c="8"/>0.66067236, <text:s/>0.6555187 , <text:s/>0.6512811 , <text:s/>0.64681512, <text:s/>0.64326381,</text:p>
      <text:p text:style-name="P67"><text:s text:c="8"/>0.64085871, <text:s/>0.63673519, <text:s/>0.63513402, <text:s/>0.63375905, <text:s/>0.62952184,</text:p>
      <text:p text:style-name="P68"><text:s text:c="8"/>0.62734649, <text:s/>0.6248267, <text:span text:style-name="T47"><text:s/>0.62230849, <text:s/>0.62013156, <text:s/>0.61864369, <text:s/>0.61474933,</text:span></text:p>
      <text:p text:style-name="P68"><text:span text:style-name="T47"><text:s text:c="8"/>0.61543662, <text:s/>0.61406185, <text:s/>0.61394796, <text:s/>0.61268748, <text:s/>0.61108591,</text:span></text:p>
      <text:p text:style-name="P68"><text:span text:style-name="T47"><text:s text:c="8"/>0.60936809, <text:s/>0.60845243, <text:s/>0.60673461, <text:s/>0.60650565, <text:s/>0.60593225,</text:span></text:p>
      <text:p text:style-name="P68"><text:span text:style-name="T47"><text:s text:c="8"/>0.60341247, <text:s/>0.60158017, <text:s/>0.59940501, <text:s/>0.59837467, <text:s/>0.59814571,</text:span></text:p>
      <text:p text:style-name="P68"><text:span text:style-name="T47"><text:s text:c="8"/>0.59665764, <text:s/>0.59585607, <text:s/>0.593795 <text:s/></text:span><text:s/>]</text:p>
      <text:p text:style-name="P68"/>
      <text:p text:style-name="P70">(100 cv) ([ 0.25838094, <text:s/>0.25838094, <text:s/>0.26169319, <text:s/>0.25723486, <text:s/>0.26901999,</text:p>
      <text:p text:style-name="P70"><text:s text:c="8"/>0.26175663, <text:s/>0.26320971, <text:s/>0.26540112, <text:s/>0.26710045, <text:s/>0.26273192,</text:p>
      <text:p text:style-name="P70"><text:s text:c="8"/>0.26716528, <text:s/>0.26528255, <text:s/>0.26649671, <text:s/>0.26472616, <text:s/>0.26462041,</text:p>
      <text:p text:style-name="P70"><text:s text:c="8"/>0.26672019, <text:s/>0.26699183, <text:s/>0.27013421, <text:s/>0.26077767, <text:s/>0.25907781,</text:p>
      <text:p text:style-name="P70"><text:s text:c="8"/>0.25998592, <text:s/>0.25668583, <text:s/>0.25343385, <text:s/>0.2545116 , <text:s/>0.25673427,</text:p>
      <text:p text:style-name="P71"><text:s text:c="8"/>0.25908139, <text:s/>0.25633574, <text:s/>0.26018683, <text:s/>0.25773718, <text:s/>0.25427266])</text:p>
      <text:p text:style-name="P71"/>
      <text:p text:style-name="P71"><text:span text:style-name="T49">(200 cv) see knn_n.png</text:span></text:p>
      <text:p text:style-name="P71"/>
      <text:p text:style-name="P68"/>
      <text:p text:style-name="P68"/>
      <text:p text:style-name="P66">[ <text:s/><text:span text:style-name="T46">0.66685080252255657, 0.64486542068887176 , 0.65448291122172342</text:span>, 0.6494414513504998,<text:span text:style-name="T18"> <text:s/></text:span><text:span text:style-name="T27">0.63971001579047515</text:span>, <text:s/><text:span text:style-name="T45"><text:s/>0.63741812135427278</text:span>, <text:s/>0.63169594, <text:s/>0.62837434, <text:s/>0.61944094,</text:p>
      <text:p text:style-name="P65"><text:s text:c="8"/>0.61463198, <text:s/>0.60844783, <text:s/>0.60088847, <text:s/>0.59722609, <text:s/>0.58898297]</text:p>
      <text:p text:style-name="P65"/>
      <text:p text:style-name="P64"/>
      <text:p text:style-name="P64">Pre-training</text:p>
      <text:p text:style-name="P64">cv accuracy</text:p>
      <text:p text:style-name="P64">512 components: [ 0.60658737, <text:s/>0.57875458, <text:s/>0.60897436, <text:s/>0.60164835, <text:s/>0.62179487,</text:p>
      <text:p text:style-name="P64"><text:s text:c="8"/>0.59761687, <text:s/>0.60366972, <text:s/>0.58899083]</text:p>
      <text:p text:style-name="P64"/>
      <text:p text:style-name="P64">300 components: [ 0.60750229, <text:s/>0.58333333, <text:s/>0.60805861, <text:s/>0.6043956 , <text:s/>0.62179487,</text:p>
      <text:p text:style-name="P64"><text:s text:c="8"/>0.59486709, <text:s/>0.6 <text:s text:c="6"/>, <text:s/>0.58715596]</text:p>
      <text:p text:style-name="P18"/>
      <text:p text:style-name="P18"/>
      <text:p text:style-name="P18">Three systems:</text:p>
      <text:p text:style-name="P18">S<text:span text:style-name="T40">dist</text:span> 'dist-to-query': “trainsize”=1, rank by distance to query</text:p>
      <text:p text:style-name="P18">S0 'direct': trainsize=20, <text:span text:style-name="T41">stratified? </text:span><text:s/>rank remaining (test) by predicted probability</text:p>
      <text:p text:style-name="P18"><text:tab/>- <text:span text:style-name="T41">training phase: n_train random samples</text:span></text:p>
      <text:p text:style-name="P18"><text:tab/>- <text:span text:style-name="T41">testing phase: retrieve top K results</text:span></text:p>
      <text:p text:style-name="P18">S1 'interactive': proposed system, trained continuously so no trainsize</text:p>
      <text:p text:style-name="P18"><text:tab/>- “<text:span text:style-name="T41">training phase”: precision score available</text:span></text:p>
      <text:p text:style-name="P18"><text:tab/>- “<text:span text:style-name="T41">testing phase”: </text:span></text:p>
      <text:p text:style-name="P18"><text:tab/>- <text:span text:style-name="T41">overall score: </text:span></text:p>
      <text:p text:style-name="P18"/>
      <text:p text:style-name="P18"/>
      <text:p text:style-name="P27"><text:soft-page-break/><text:span text:style-name="T18">[Metrics]</text:span> </text:p>
      <text:p text:style-name="P27">precision of different kinds tp/k</text:p>
      <text:p text:style-name="P22">- post-training <text:a xlink:type="simple" xlink:href="mailto:precision@k">precision@k</text:a> (s0, s1)</text:p>
      <text:p text:style-name="P23">t=20, k=10<text:tab/><text:tab/></text:p>
      <text:p text:style-name="P23"><text:span text:style-name="T22"><text:tab/>S0</text:span><text:span text:style-name="T42"><text:tab/></text:span></text:p>
      <text:p text:style-name="P25"><text:span text:style-name="T22"><text:tab/>S1<text:tab/></text:span><text:span text:style-name="T24">[ </text:span><text:span text:style-name="T25">.698</text:span><text:span text:style-name="T23">, </text:span><text:span text:style-name="T25"><text:s/>0.216, <text:s/>0.421, <text:s/>0.514, <text:s/>0.611, <text:s/>0.625, <text:s/>0.454, <text:s/>0.647, <text:s/>0.567, </text:span></text:p>
      <text:p text:style-name="P62"><text:s text:c="8"/>0.268]</text:p>
      <text:p text:style-name="P24">t=20, k=20<text:tab/><text:tab/></text:p>
      <text:p text:style-name="P24"><text:span text:style-name="T42"><text:tab/></text:span><text:span text:style-name="T22">S0</text:span><text:span text:style-name="T42"><text:tab/></text:span></text:p>
      <text:p text:style-name="P24"><text:span text:style-name="T22"><text:tab/>S1</text:span><text:span text:style-name="T42"><text:tab/>[ 0.737, <text:s/>0.244, <text:s/>0.411, <text:s/>0.535, <text:s/>0.605, <text:s/>0.56 , <text:s/>0.503, <text:s/>0.65 , <text:s/>0.548, <text:s/>0.325]</text:span></text:p>
      <text:p text:style-name="P21">- <text:span text:style-name="T42">overall/straight-off</text:span> <text:a xlink:type="simple" xlink:href="mailto:precision@k">precision@k</text:a> (s1, s<text:span text:style-name="T42">d</text:span>)</text:p>
      <text:p text:style-name="P28">k=10<text:tab/></text:p>
      <text:p text:style-name="P29"><text:tab/><text:span text:style-name="T44">S1<text:tab/> [ 7.83, <text:s/>2.5 , <text:s/>4.25, <text:s/>4.99, <text:s/>5.99, <text:s/>7.19, <text:s/>5.8 , <text:s/>6.64, <text:s/>5.14, <text:s/>3.4 ] 53.7</text:span></text:p>
      <text:p text:style-name="P29"><text:tab/>Sd <text:s text:c="2"/><text:span text:style-name="T43">[ 0.72 , <text:s/>0.274, <text:s/>0.454, <text:s/>0.486, <text:s/>0.496, <text:s/>0.7 <text:s/>, <text:s/>0.654, <text:s/>0.61 , <text:s text:c="2"/>0.542, <text:s/>0.368], <text:s/>53.0</text:span></text:p>
      <text:p text:style-name="P26">k = 20<text:tab/></text:p>
      <text:p text:style-name="P26"><text:span text:style-name="T22"><text:tab/>S1</text:span><text:span text:style-name="T42"><text:tab/>0.652 , <text:s/>0.281 , <text:s/>0.4135, </text:span><text:span text:style-name="T22"><text:s/>0.479</text:span><text:span text:style-name="T42"> , <text:s/></text:span><text:span text:style-name="T22">0.547</text:span><text:span text:style-name="T42"> , <text:s/>0.518 , <text:s/>0.4615, 0.478 , <text:s/>0.453 , <text:s/>0.319<text:tab/><text:tab/>.460</text:span></text:p>
      <text:p text:style-name="P26"><text:span text:style-name="T22"><text:tab/>Sd <text:tab/></text:span><text:span text:style-name="T39">60.1<text:tab/>21.8<text:tab/>36.0<text:tab/>37.4<text:tab/>40.7<text:tab/>58.9<text:tab/>48.6<text:tab/></text:span><text:span text:style-name="T26">58.7</text:span><text:span text:style-name="T39"><text:tab/>45.9<text:tab/>27.9<text:tab/>.436</text:span></text:p>
      <text:p text:style-name="P21">* <text:span text:style-name="T42">r-precision, </text:span><text:a xlink:type="simple" xlink:href="mailto:precision@recall"><text:span text:style-name="T42">precision@recall</text:span></text:a><text:span text:style-name="T42"> (recall=0.9) <text:s/>→ rel too big, not possible</text:span></text:p>
      <text:p text:style-name="P18"/>
      <text:p text:style-name="P21">one-time v.s interactive</text:p>
      <text:p text:style-name="P18">“<text:span text:style-name="T41">How many hits after K labels”</text:span></text:p>
      <text:p text:style-name="P18"/>
      <text:p text:style-name="P18"><text:span text:style-name="T42">Q: </text:span>r-precision, <text:span text:style-name="T40">MAP: does not make sense to average over recall levels? Either precision at small k, or precision at high recall</text:span></text:p>
      <text:p text:style-name="P18"><text:span text:style-name="T12">f-score</text:span>: <text:span text:style-name="T40">does not rank</text:span></text:p>
      <text:p text:style-name="P18"/>
      <text:p text:style-name="P19"><text:span text:style-name="T42">Q: </text:span>How to compare S1 and S0?</text:p>
      <text:p text:style-name="P19">- how to combine train and test score</text:p>
      <text:p text:style-name="P20"><text:tab/><text:tab/>S0<text:tab/><text:tab/><text:tab/><text:tab/>S1</text:p>
      <text:p text:style-name="P20">train<text:tab/>20 random<text:tab/><text:tab/>interactive, 20 labels</text:p>
      <text:p text:style-name="P20">test<text:tab/><text:tab/></text:p>
      <text:p text:style-name="P20"/>
      <text:p text:style-name="P20"/>
      <text:p text:style-name="P20"/>
      <text:p text:style-name="P20"/>
      <text:p text:style-name="P20"/>
      <text:p text:style-name="P16"/>
      <text:p text:style-name="P30">S0 <text:a xlink:type="simple" xlink:href="mailto:precision@10">precision@10</text:a>, test:</text:p>
      <text:p text:style-name="P31">[ 0.7725, <text:s/>0.219 , <text:s/>0.3535, <text:s/>0.319 , <text:s/>0.4525, <text:s/>0.6905, <text:s/>0.3075, </text:p>
      <text:p text:style-name="P31"><text:s text:c="8"/>0.5895, <text:s/>0.521 , <text:s/>0.2975]</text:p>
      <text:p text:style-name="P30">S1 <text:a xlink:type="simple" xlink:href="mailto:precision@10">precision@10</text:a>, test:</text:p>
      <text:p text:style-name="P17"/>
      <text:p text:style-name="P11"/>
      <text:p text:style-name="P11"><text:a xlink:type="simple" xlink:href="mailto:Precision@k">Precision@k</text:a><text:tab/><text:tab/>s1 <text:s/>v.s s0</text:p>
      <text:p text:style-name="P11"/>
      <text:p text:style-name="P11">t = 40, k = 950: 0.22 <text:s/>v.s. 0.23</text:p>
      <text:p text:style-name="P12">t=20, k=10:<text:tab/>0.49 <text:tab/>vs. 0.76 <text:span text:style-name="T38">(+- 0.09)</text:span></text:p>
      <text:p text:style-name="P12">t=20, k=20: <text:tab/>0.48<text:tab/>vs. 0.75</text:p>
      <text:p text:style-name="P12">t=20, k=100: 0.31 <text:tab/>vs. 0.52</text:p>
      <text:p text:style-name="P12"><text:soft-page-break/>t=20, k=200: 0.26<text:tab/>v.s 0.41</text:p>
      <text:p text:style-name="P6"><text:span text:style-name="T33">t=20, k=</text:span><text:span text:style-name="T34">5</text:span><text:span text:style-name="T33">00: 0.</text:span><text:span text:style-name="T34">19</text:span><text:span text:style-name="T33"><text:tab/>v.s 0.</text:span><text:span text:style-name="T34">23</text:span></text:p>
      <text:p text:style-name="P6">t = 20, k = 950: 0.18 <text:tab/>v.s 0.17</text:p>
      <text:p text:style-name="P6"/>
      <text:p text:style-name="P8"><text:span text:style-name="T37">U</text:span>ser#2:label-until-reject</text:p>
      <text:p text:style-name="P13">t=20, k=10, p=10: 0.45 <text:tab/><text:tab/></text:p>
      <text:p text:style-name="P14">t=20, k=10, p=<text:span text:style-name="T36">5</text:span>: 0.<text:span text:style-name="T36">60 (var=0.10 yike)</text:span></text:p>
      <text:p text:style-name="P15">t=20, k=950 (p=5): 0.184</text:p>
      <text:p text:style-name="P15"/>
      <text:p text:style-name="P10">[Objective]</text:p>
      <text:p text:style-name="P10">Exhaustive: find all positives i.e. FN is bad, but too many FP annoying →<text:span text:style-name="T28"> recall</text:span></text:p>
      <text:p text:style-name="P10">- OR -</text:p>
      <text:p text:style-name="P10">Exploratory: a few very accurate hits i.e. FN ok, FP is bad →<text:span text:style-name="T28"> precision</text:span></text:p>
      <text:p text:style-name="P1"/>
      <text:p text:style-name="P1"/>
      <text:p text:style-name="P1">[Task]</text:p>
      <text:p text:style-name="P2">* <text:span text:style-name="T30">how many labels? 5? 20? 40?</text:span></text:p>
      <text:p text:style-name="P2">* <text:span text:style-name="T31">training part: how to combine?</text:span></text:p>
      <text:p text:style-name="P2"/>
      <text:p text:style-name="P2"/>
      <text:p text:style-name="P3">→ performance curve, <text:s/></text:p>
      <text:p text:style-name="P4">class 0: <text:span text:style-name="T7">very </text:span>good</text:p>
      <text:p text:style-name="P3">class 1: fail; ok … low accuracy tho; very bad</text:p>
      <text:p text:style-name="P4">class 2: ok (stabilized after ~15 rounds); <text:span text:style-name="T7">good</text:span></text:p>
      <text:p text:style-name="P4">3: good</text:p>
      <text:p text:style-name="P4">4: good-ish</text:p>
      <text:p text:style-name="P4">5: <text:span text:style-name="T8">stuck after exhausting a cluster; good</text:span></text:p>
      <text:p text:style-name="P5">6: good</text:p>
      <text:p text:style-name="P5">7: very good (too easy)</text:p>
      <text:p text:style-name="P5">8: fail; <text:span text:style-name="T9">ok; very good (lol variance)</text:span></text:p>
      <text:p text:style-name="P5">9: good</text:p>
      <text:p text:style-name="P46"/>
      <text:p text:style-name="P46"/>
      <text:p text:style-name="P46"/>
      <text:p text:style-name="P32">[Conclusions]</text:p>
      <text:p text:style-name="P32">- <text:span text:style-name="T16">sensitive to batchsize/stepsize/proposalsize</text:span></text:p>
      <text:p text:style-name="P32">- <text:span text:style-name="T17">but overall does not matter much (&lt;0.1), except for siren (8)</text:span></text:p>
      <text:p text:style-name="P32"/>
      <text:p text:style-name="P46"/>
      <text:p text:style-name="P46"/>
      <text:p text:style-name="P53">[tuning]</text:p>
      <text:p text:style-name="P46">- <text:span text:style-name="T6">gui or command line?</text:span></text:p>
      <text:p text:style-name="P46">- </text:p>
      <text:p text:style-name="P46"/>
      <text:p text:style-name="P46">Complete local experiment</text:p>
      <text:p text:style-name="P54">→<text:span text:style-name="T3"> more subjects: library people?</text:span></text:p>
      <text:p text:style-name="P54">→<text:span text:style-name="T4"> consent?</text:span></text:p>
      <text:p text:style-name="P54"/>
      <text:p text:style-name="P54"/>
      <text:p text:style-name="P54"><text:soft-page-break/></text:p>
      <text:p text:style-name="P42">[Rival method - baseline]</text:p>
      <text:p text:style-name="P42">- train w/ random subset, same <text:span text:style-name="T31">training size</text:span></text:p>
      <text:p text:style-name="P42"/>
      <text:p text:style-name="P42"/>
      <text:p text:style-name="P49">2. Remote experiment</text:p>
      <text:p text:style-name="P50">- Data server? </text:p>
      <text:p text:style-name="P50">- remote play_sample: load when proposed (save to cache, <text:span text:style-name="T3">remove at exit</text:span>)</text:p>
      <text:p text:style-name="P48">→ Copy right! Complexity!!<text:tab/></text:p>
      <text:p text:style-name="P45"/>
      <text:p text:style-name="P44"/>
      <text:p text:style-name="P43"/>
      <text:p text:style-name="P37"><text:span text:style-name="T29">[</text:span>metric<text:span text:style-name="T29">]</text:span></text:p>
      <text:p text:style-name="P42">I. Training</text:p>
      <text:p text:style-name="P42">- </text:p>
      <text:p text:style-name="P47">II. Test</text:p>
      <text:p text:style-name="P38">- <text:span text:style-name="T29">precision-recall curve</text:span></text:p>
      <text:p text:style-name="P38">- <text:span text:style-name="T31">mean average precision </text:span></text:p>
      <text:p text:style-name="P38"><text:span text:style-name="T29">- </text:span><text:a xlink:type="simple" xlink:href="mailto:precision@k"><text:span text:style-name="T29">precision@k</text:span></text:a></text:p>
      <text:p text:style-name="P7">- <text:span text:style-name="T32">R-precision (950)</text:span></text:p>
      <text:p text:style-name="P7"/>
      <text:p text:style-name="P7"/>
      <text:p text:style-name="P7"/>
      <text:p text:style-name="P9">S0 = array([ 0.18185263, <text:s/>0.08347368, <text:s/>0.18145263, <text:s/>0.20456842, <text:s/>0.23252632, </text:p>
      <text:p text:style-name="P9"><text:s text:c="8"/>0.17187368, <text:s/>0.09637895, <text:s/>0.28524211, <text:s/>0.15458947, <text:s/>0.16092632])</text:p>
      <text:p text:style-name="P9"/>
      <text:p text:style-name="P7">- F <text:span text:style-name="T35">beta </text:span></text:p>
      <text:p text:style-name="P61">beta=3: 0.20 <text:tab/>v.s. 0.07<text:tab/><text:tab/><text:tab/>(50 tests)</text:p>
      <text:p text:style-name="P61">beta=2: 0.14 / <text:span text:style-name="T20">0.1</text:span><text:span text:style-name="T21">8 </text:span><text:span text:style-name="T20">(U2, </text:span><text:span text:style-name="T21">p=5</text:span><text:span text:style-name="T20">) </text:span><text:tab/>v.s. 0.<text:span text:style-name="T37">10 <text:s/><text:tab/>(100 tests)</text:span></text:p>
      <text:p text:style-name="P61"><text:tab/><text:span text:style-name="T37">var: 0.020/0.028<text:tab/>v.s.<text:tab/>0.005</text:span></text:p>
      <text:p text:style-name="P61"/>
      <text:p text:style-name="P38"/>
      <text:p text:style-name="P52">[required data]</text:p>
      <text:p text:style-name="P52">- sys1:</text:p>
      <text:p text:style-name="P52"><text:tab/>for each trial:</text:p>
      <text:p text:style-name="P52"><text:tab/><text:tab/>for each round:</text:p>
      <text:p text:style-name="P52"><text:tab/><text:tab/><text:tab/>labels</text:p>
      <text:p text:style-name="P52"/>
      <text:p text:style-name="P52">- sys0:</text:p>
      <text:p text:style-name="P52"><text:tab/>for each trial:</text:p>
      <text:p text:style-name="P52"><text:tab/><text:tab/>random trainset</text:p>
      <text:p text:style-name="P38"/>
      <text:p text:style-name="P38"/>
      <text:p text:style-name="P38"/>
      <text:p text:style-name="P39">- <text:span text:style-name="T1">objective measures</text:span></text:p>
      <text:p text:style-name="P40"><text:tab/>- <text:span text:style-name="T14">accuracy</text:span></text:p>
      <text:p text:style-name="P33"><text:span text:style-name="T1"><text:tab/>→ </text:span><text:span text:style-name="T19">TRUE POSITIVE</text:span><text:span text:style-name="T1">!! NOT ACCURACY exp. when trues are few!!! </text:span></text:p>
      <text:p text:style-name="P33"><text:span text:style-name="T1">per-round </text:span>accuracy: n1/n_proposal →<text:span text:style-name="T11"> weighted?</text:span></text:p>
      <text:p text:style-name="P55"><text:tab/>total accuracy ? →<text:span text:style-name="T11"> how to average</text:span></text:p>
      <text:p text:style-name="P41"><text:soft-page-break/><text:tab/><text:span text:style-name="T12">- </text:span><text:span text:style-name="T13">time spent</text:span></text:p>
      <text:p text:style-name="P34"><text:tab/>- number of feedback</text:p>
      <text:p text:style-name="P51">- subjective <text:span text:style-name="T1">rating and comment</text:span></text:p>
      <text:p text:style-name="P58">1). per-round accuracy curve <text:span text:style-name="T15">(weighted?)</text:span></text:p>
      <text:p text:style-name="P58">2).</text:p>
      <text:p text:style-name="P56"/>
      <text:p text:style-name="P56"/>
      <text:p text:style-name="P59">Simulated User Behaviors</text:p>
      <text:p text:style-name="P59">a). label all</text:p>
      <text:p text:style-name="P59">b). confidence dependent... what to do when low confidence??<text:tab/></text:p>
      <text:p text:style-name="P57"/>
      <text:p text:style-name="P35"/>
      <text:p text:style-name="P35"/>
      <text:p text:style-name="P55">Use cases:</text:p>
      <text:p text:style-name="P35">A <text:span text:style-name="T10">(Demo)</text:span>. adaptive fuzzy search: start with rough example (user's own voice imitation, for example), improve until finding <text:span text:style-name="T1">a satisfactory</text:span> target</text:p>
      <text:p text:style-name="P36"><text:s/>- <text:span text:style-name="T2">defined classes: air_conditioner, car_horn, children_playing, dog_bark, drilling, engine_idling, gun_shot, jackhammer, siren, and street_music</text:span></text:p>
      <text:p text:style-name="P35">B <text:span text:style-name="T10">(Quantitative Evaluation)</text:span>. exhaustive search: <text:span text:style-name="T1">choose one example of class</text:span>, find <text:span text:style-name="T5">N=50</text:span> match<text:span text:style-name="T1">es</text:span></text:p>
      <text:p text:style-name="P35"><text:s/></text:p>
      <text:p text:style-name="P35"/>
      <text:p text:style-name="P35"/>
      <text:p text:style-name="P60">benchmark/base of comparison: </text:p>
      <text:p text:style-name="P60">- existing interactive audio retrieval system?</text:p>
      <text:p text:style-name="P60"/>
      <text:p text:style-name="P60"/>
      <text:p text:style-name="P35"/>
      <text:p text:style-name="P35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1T23:13:09.101154390</meta:creation-date>
    <meta:editing-duration>P1DT5H42M23S</meta:editing-duration>
    <meta:editing-cycles>9</meta:editing-cycles>
    <meta:generator>LibreOffice/4.2.8.2$Linux_X86_64 LibreOffice_project/420m0$Build-2</meta:generator>
    <dc:date>2016-01-27T07:29:06.831331919</dc:date>
    <meta:document-statistic meta:table-count="0" meta:image-count="0" meta:object-count="0" meta:page-count="5" meta:paragraph-count="152" meta:word-count="811" meta:character-count="5771" meta:non-whitespace-character-count="4717"/>
  </office:meta>
</office:document-meta>
</file>